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8ddb0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98352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06707312">
          <table:table-cell table:style-name="Table9.A2" office:value-type="string">
            <text:p text:style-name="P43">၁။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/>
          </table:table-cell>
        </table:table-row>
        <table:table-row table:style-name="TableLine3196006707312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7014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704240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6006707056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6006700400">
          <table:table-cell table:style-name="Table9.A7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7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8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45:11.239000000</dc:date>
    <meta:editing-duration>P1DT7H15M24S</meta:editing-duration>
    <meta:editing-cycles>804</meta:editing-cycles>
    <meta:document-statistic meta:table-count="9" meta:image-count="0" meta:object-count="0" meta:page-count="4" meta:paragraph-count="129" meta:word-count="377" meta:character-count="2430" meta:non-whitespace-character-count="2177"/>
  </office:meta>
</office:document-meta>
</file>